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emények</text:p>
      <text:p text:style-name="Standard"/>
      <text:p text:style-name="Standard"><text:tab/>A tágabb rendszerbe integrálás érdekében az események</text:p>
      <text:p text:style-name="Standard"><text:tab/>szervezethez/projekthez/témakörhöz tartozhatnak (ez egy fajta filter).</text:p>
      <text:p text:style-name="Standard"/>
      <text:p text:style-name="Standard"><text:tab/>Funkciók</text:p>
      <text:p text:style-name="Standard"><text:tab/>A felhasználó érdeklődési kört definiálhat magának</text:p>
      <text:p text:style-name="Standard"><text:tab/>A felhasználó csoportokat hozhat létre, akikkel zárt eseménys megosztást hozhat létre</text:p>
      <text:p text:style-name="Standard"><text:tab/>Eseményeket vihet fel illetve javasolhat, meghivó leveleket küldhet szét</text:p>
      <text:p text:style-name="Standard"><text:tab/>Emlékeztető leveleket küldhet szét</text:p>
      <text:p text:style-name="Standard"><text:tab/>az eseménynaptár megjelenitésekor</text:p>
      <text:list xml:id="list34576635" text:style-name="L1">
        <text:list-item>
          <text:list>
            <text:list-item>
              <text:p text:style-name="P1">kérheti az érdeklődési körébe eső eseményeket</text:p>
            </text:list-item>
            <text:list-item>
              <text:p text:style-name="P1">kérhet megadott cimkékhez tartozó eseményeket</text:p>
            </text:list-item>
            <text:list-item>
              <text:p text:style-name="P1">kérheti az összes eseményt</text:p>
            </text:list-item>
            <text:list-item>
              <text:p text:style-name="P1">kérheti a saját (privát) eseményeit is</text:p>
            </text:list-item>
            <text:list-item>
              <text:p text:style-name="P1">kérheti a <text:s/>mások vele megosztott zártkörü eseményeit is</text:p>
            </text:list-item>
            <text:list-item>
              <text:p text:style-name="P1">dátum intervallumot adhat megadhatok</text:p>
            </text:list-item>
            <text:list-item>
              <text:p text:style-name="P1">havi, heti, lista nézet</text:p>
            </text:list-item>
            <text:list-item>
              <text:p text:style-name="P1">állapot szerinti szűrés</text:p>
              <text:p text:style-name="P1"/>
              <text:p text:style-name="P1"/>
            </text:list-item>
          </text:list>
        </text:list-item>
      </text:list>
      <text:p text:style-name="Standard"/>
      <text:p text:style-name="Standard">Adatmodel</text:p>
      <text:p text:style-name="Standard"/>
      <text:p text:style-name="Standard"><text:tab/>esemeny</text:p>
      <text:p text:style-name="Standard"><text:tab/><text:tab/>id</text:p>
      <text:p text:style-name="Standard"><text:tab/><text:tab/>szervezet_id</text:p>
      <text:p text:style-name="Standard"><text:tab/><text:tab/>projekt_id</text:p>
      <text:p text:style-name="Standard"><text:tab/><text:tab/>temakor_id</text:p>
      <text:p text:style-name="Standard"><text:tab/><text:tab/>cím</text:p>
      <text:p text:style-name="Standard"><text:tab/><text:tab/>rovidleiras</text:p>
      <text:p text:style-name="Standard"><text:tab/><text:tab/>reszletesleiras</text:p>
      <text:p text:style-name="Standard"><text:tab/><text:tab/>helyszin</text:p>
      <text:p text:style-name="Standard"><text:tab/><text:tab/>szervezo</text:p>
      <text:p text:style-name="Standard"><text:tab/><text:tab/>kezdet</text:p>
      <text:p text:style-name="Standard"><text:tab/><text:tab/><text:tab/>ev</text:p>
      <text:p text:style-name="Standard"><text:tab/><text:tab/><text:tab/>ho</text:p>
      <text:p text:style-name="Standard"><text:tab/><text:tab/><text:tab/>nap</text:p>
      <text:p text:style-name="Standard"><text:tab/><text:tab/><text:tab/>ora</text:p>
      <text:p text:style-name="Standard"><text:tab/><text:tab/><text:tab/>perc</text:p>
      <text:p text:style-name="Standard"><text:tab/><text:tab/>befejezes (lehet üres is)</text:p>
      <text:p text:style-name="Standard"><text:tab/><text:tab/><text:tab/>ev</text:p>
      <text:p text:style-name="Standard"><text:tab/><text:tab/><text:tab/>ho</text:p>
      <text:p text:style-name="Standard"><text:tab/><text:tab/><text:tab/>nap</text:p>
      <text:p text:style-name="Standard"><text:tab/><text:tab/><text:tab/>ora</text:p>
      <text:p text:style-name="Standard"><text:tab/><text:tab/><text:tab/>perc</text:p>
      <text:p text:style-name="Standard"><text:tab/><text:tab/>ismetlodes (nincs, napi, heti, 2heti, 3heti, havi, 2havi, 3 havi, 6havi, éves)</text:p>
      <text:p text:style-name="Standard"><text:tab/><text:tab/>csoport <text:s text:c="2"/>(nyilvános, regisztráltak, sajátcsoport_id, privát)</text:p>
      <text:p text:style-name="Standard"><text:tab/><text:tab/>allapot (elokeszites, javaslat, aktiv, elmarad, lezajlott)</text:p>
      <text:p text:style-name="Standard"><text:tab/><text:tab/>letrehozo</text:p>
      <text:p text:style-name="Standard"><text:tab/><text:tab/><text:tab/>id</text:p>
      <text:p text:style-name="Standard"><text:tab/><text:tab/><text:tab/>nev</text:p>
      <text:p text:style-name="Standard"><text:soft-page-break/><text:tab/><text:tab/>cimkek (array)</text:p>
      <text:p text:style-name="Standard"><text:tab/><text:tab/>resztvevok (array)</text:p>
      <text:p text:style-name="Standard"><text:tab/><text:tab/><text:tab/>id</text:p>
      <text:p text:style-name="Standard"><text:tab/><text:tab/><text:tab/>nick</text:p>
      <text:p text:style-name="Standard"><text:tab/><text:tab/><text:tab/>nev</text:p>
      <text:p text:style-name="Standard"><text:tab/><text:tab/><text:tab/>meghivas</text:p>
      <text:p text:style-name="Standard"><text:tab/><text:tab/><text:tab/>resztvesz</text:p>
      <text:p text:style-name="Standard"><text:tab/><text:tab/>erdeklodok (aaray)</text:p>
      <text:p text:style-name="Standard"><text:tab/><text:tab/><text:tab/>id</text:p>
      <text:p text:style-name="Standard"><text:tab/><text:tab/><text:tab/>nick</text:p>
      <text:p text:style-name="Standard"><text:tab/><text:tab/><text:tab/>nev</text:p>
      <text:p text:style-name="Standard"><text:tab/><text:tab/>getItem(id)</text:p>
      <text:p text:style-name="Standard"><text:tab/><text:tab/>getItems(szervezet_id, projekt_id , temakor_id, datumtol, datumig, cimkek, csoport)</text:p>
      <text:p text:style-name="Standard"><text:tab/><text:tab/><text:tab/>a csoport egy set : nyilvános|privát|zártkoru</text:p>
      <text:p text:style-name="Standard"><text:tab/><text:tab/>save()</text:p>
      <text:p text:style-name="Standard"><text:tab/><text:tab/>delete()</text:p>
      <text:p text:style-name="Standard"><text:tab/><text:tab/>check()</text:p>
      <text:p text:style-name="Standard"/>
      <text:p text:style-name="Standard"><text:tab/>esemeny_csoport</text:p>
      <text:p text:style-name="Standard"><text:tab/><text:tab/>id</text:p>
      <text:p text:style-name="Standard"><text:tab/><text:tab/>szervezet_id</text:p>
      <text:p text:style-name="Standard"><text:tab/><text:tab/>projekt_id</text:p>
      <text:p text:style-name="Standard"><text:tab/><text:tab/>temakor_id</text:p>
      <text:p text:style-name="Standard"><text:tab/><text:tab/>tulajdonos_id</text:p>
      <text:p text:style-name="Standard"><text:tab/><text:tab/>tagok (array of tag_id)</text:p>
      <text:p text:style-name="Standard"><text:s text:c="24"/>get()</text:p>
      <text:p text:style-name="Standard"><text:tab/><text:tab/>save()</text:p>
      <text:p text:style-name="Standard"/>
      <text:p text:style-name="Standard"><text:tab/>esemeny_cimkek </text:p>
      <text:p text:style-name="Standard"><text:tab/><text:tab/>cimkek (array)</text:p>
      <text:p text:style-name="Standard"><text:tab/><text:tab/>get(szervezet_id, projekt_id)</text:p>
      <text:p text:style-name="Standard"><text:tab/><text:tab/>save(szervezet_id, projekt_id)</text:p>
      <text:p text:style-name="Standard"><text:tab/><text:tab/></text:p>
      <text:p text:style-name="Standard"><text:tab/>integerált rendszerben ez a tábla nem létezik</text:p>
      <text:p text:style-name="Standard"><text:tab/>-ha csak szervezet filter adott</text:p>
      <text:p text:style-name="Standard"><text:tab/><text:tab/>akkor a szervezet összes projektjének, összes témaköre adja</text:p>
      <text:p text:style-name="Standard"><text:tab/>-ha szervezet és projekt filter adott</text:p>
      <text:p text:style-name="Standard"><text:tab/><text:tab/>akkor az adott projekt témakörei</text:p>
      <text:p text:style-name="Standard"><text:tab/>-ha szervezet, projekt és témakör filter is adott</text:p>
      <text:p text:style-name="Standard"><text:tab/><text:tab/>akkor teljesen rejtett (= témakörrel)</text:p>
      <text:p text:style-name="Standard"/>
      <text:p text:style-name="Standard"/>
      <text:p text:style-name="Standard">Adatbázis terv</text:p>
      <text:p text:style-name="Standard"><text:tab/>#__esemeny</text:p>
      <text:p text:style-name="Standard"><text:tab/><text:tab/>id</text:p>
      <text:p text:style-name="Standard"><text:tab/><text:tab/>szervezet_id</text:p>
      <text:p text:style-name="Standard"><text:tab/><text:tab/>projekt_id</text:p>
      <text:p text:style-name="Standard"><text:tab/><text:tab/>temakor_id</text:p>
      <text:p text:style-name="Standard"><text:tab/><text:tab/>cím</text:p>
      <text:p text:style-name="Standard"><text:tab/><text:tab/>rovidleiras</text:p>
      <text:p text:style-name="Standard"><text:tab/><text:tab/>reszletesleiras</text:p>
      <text:p text:style-name="Standard"><text:tab/><text:tab/>hekyszin</text:p>
      <text:p text:style-name="Standard"><text:soft-page-break/><text:tab/><text:tab/>szervezo</text:p>
      <text:p text:style-name="Standard"><text:tab/><text:tab/>kezdet</text:p>
      <text:p text:style-name="Standard"><text:tab/><text:tab/>befejezes</text:p>
      <text:p text:style-name="Standard"><text:tab/><text:tab/>ismetlodes</text:p>
      <text:p text:style-name="Standard"><text:tab/><text:tab/>csoport (nyilvános, regisztráltak, sajátcsoport_id, privát)</text:p>
      <text:p text:style-name="Standard"><text:tab/><text:tab/>állapot (elokeszlet, javaslat, aktiv, elmarad, megtortent)</text:p>
      <text:p text:style-name="Standard"><text:tab/><text:tab/>letrehozo_id</text:p>
      <text:p text:style-name="Standard"><text:tab/>#__esemeny_cimke</text:p>
      <text:p text:style-name="Standard"><text:tab/><text:tab/>id</text:p>
      <text:p text:style-name="Standard"><text:tab/><text:tab/>esemeny_id</text:p>
      <text:p text:style-name="Standard"><text:tab/><text:tab/>cimke</text:p>
      <text:p text:style-name="Standard"><text:tab/>#__esemeny_resztvevo</text:p>
      <text:p text:style-name="Standard"><text:tab/><text:tab/>id</text:p>
      <text:p text:style-name="Standard"><text:tab/><text:tab/>meghivas (időpont)</text:p>
      <text:p text:style-name="Standard"><text:tab/><text:tab/>resztvesz (igen, nem, talán)</text:p>
      <text:p text:style-name="Standard"><text:tab/>#__esemeny_erdeklodes</text:p>
      <text:p text:style-name="Standard"><text:tab/><text:tab/>id</text:p>
      <text:p text:style-name="Standard"><text:tab/><text:tab/>user_id</text:p>
      <text:p text:style-name="Standard"><text:tab/><text:tab/>címke</text:p>
      <text:p text:style-name="Standard"><text:tab/>#__esemeny_cimkek</text:p>
      <text:p text:style-name="Standard"><text:tab/><text:tab/>id</text:p>
      <text:p text:style-name="Standard"><text:tab/><text:tab/>címke</text:p>
      <text:p text:style-name="Standard"><text:tab/><text:tab/>szinkod</text:p>
      <text:p text:style-name="Standard"><text:s/><text:tab/>#__esemeny_csoport</text:p>
      <text:p text:style-name="Standard"><text:tab/><text:tab/>id</text:p>
      <text:p text:style-name="Standard"><text:tab/><text:tab/>tulajdonos_id</text:p>
      <text:p text:style-name="Standard"><text:tab/><text:tab/>megnevezes</text:p>
      <text:p text:style-name="Standard"><text:tab/>#__esemeny_csoport_tag</text:p>
      <text:p text:style-name="Standard"><text:tab/><text:tab/>id</text:p>
      <text:p text:style-name="Standard"><text:tab/><text:tab/>csoport_id</text:p>
      <text:p text:style-name="Standard"><text:tab/><text:tab/>tag_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10T14:10:47.20</meta:creation-date>
    <meta:generator>OpenOffice.org/3.3$Win32 OpenOffice.org_project/330m20$Build-9567</meta:generator>
    <meta:document-statistic meta:table-count="0" meta:image-count="0" meta:object-count="0" meta:page-count="3" meta:paragraph-count="125" meta:word-count="298" meta:character-count="2554"/>
    <dc:date>2013-10-10T14:56:52.14</dc:date>
    <meta:editing-duration>PT46M5S</meta:editing-duration>
    <meta:editing-cycles>1</meta:editing-cycles>
  </office:meta>
</office:document-meta>
</file>